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Standard" style:family="paragraph">
      <style:paragraph-properties style:master-page-name="Standard1"/>
      <style:text-properties fo:color="#000000"/>
    </style:style>
    <style:style style:name="T1" style:parent-style-name="Standard" style:family="text">
      <style:text-properties fo:font-family="freeserif" fo:font-weight="100"/>
    </style:style>
    <style:style style:name="P2" style:parent-style-name="Standard" style:family="paragraph">
      <style:text-properties fo:color="#000000" fo:font-family="freeserif" fo:font-weight="100"/>
    </style:style>
    <style:style style:name="P3" style:parent-style-name="Standard" style:family="paragraph">
      <style:text-properties fo:color="#000000" fo:font-family="freeserif"/>
    </style:style>
    <style:style style:name="P4" style:family="paragraph">
      <style:text-properties fo:color="#000000" fo:font-family="freeserif" fo:font-weight="100"/>
    </style:style>
    <style:style style:name="P5" style:family="paragraph">
      <style:text-properties fo:color="#000000" fo:font-family="freeserif"/>
    </style:style>
    <style:style style:name="T2" style:parent-style-name="Standard" style:family="text">
      <style:text-properties fo:color="#0000ff" fo:font-style="italic" style:text-underline-style="solid" style:text-underline-type="single"/>
    </style:style>
    <text:list-style style:name="L11" style:display-name="L1">
      <text:list-level-style-number text:level="1" style:num-suffix="." text:start-value="1" style:num-format="1">
        <style:list-level-properties/>
      </text:list-level-style-number>
    </text:list-style>
    <text:list-style style:name="L1">
      <text:list-level-style-number text:level="1" style:num-suffix="." text:start-value="1" style:num-format="1">
        <style:list-level-properties/>
      </text:list-level-style-number>
    </text:list-style>
  </office:automatic-styles>
  <office:body>
    <office:text>
      <text:tracked-changes/>
      <text:page-sequence>
        <text:page text:master-page-name="Standard1"/>
        <text:page text:master-page-name="Standard1"/>
        <text:page text:master-page-name="Standard1"/>
        <text:page text:master-page-name="Standard1"/>
      </text:page-sequence>
      <text:p text:style-name="P1"><text:span text:style-name="T1">Open Technologies in Context of Nepal</text:span></text:p>
      <text:p text:style-name="P2"/>
      <text:p text:style-name="P2">Introduction:</text:p>
      <text:p text:style-name="P2"/>
      <text:p text:style-name="P2">Open Technologies have already become a global phenomena in software industry today. Although considered as a part of hobbyist and geek-culture initially, open source software and technologies have an important part in global economy today. Openness has been a part of everyday computing and has been making impacts in governmental, business, education and every other sectors imaginable.<text:s/></text:p>
      <text:p text:style-name="P2">Open technologies provide an environment for skills development that will be helpful for the economies of developing countries. This can also encourage the creation of SMEs, entrepreneurial skills and local</text:p>
      <text:p text:style-name="P2">jobs.</text:p>
      <text:p text:style-name="P2">A particular advantage that developing countries have in adoption of open technologies over developed countries is the low learning barrier. In developed countries, many people have grown up using proprietary software and do show some resistance while unlearning those things but in developing countries, people can directly be introduced to Open source because for most of the people ICT is still a new concept.<text:s/></text:p>
      <text:p text:style-name="P2"/>
      <text:p text:style-name="P2">The concept of open technology basically includes open access, open source and open standards.</text:p>
      <text:p text:style-name="P2"/>
      <text:p text:style-name="P2">Open Access:</text:p>
      <text:p text:style-name="P2">Open access is based on principle that scholarly publications should be made freely available to libraries and end users. It helps to ensure long-term access to scholarly articles. Unlike articles that are licensed in traditional article databases, libraries and others can create local copies and repositories of these resources. Libraries, by working together to make repositories of open access literature, can ensure continued access to these scholarly publications into the distant future.<text:s/></text:p>
      <text:p text:style-name="P3"/>
      <text:p text:style-name="P2">Willinsky (2003) identified nine flavors of open access. The flavors are:<text:s/></text:p>
      <text:list text:style-name="L11">
        <text:list-item>
          <text:number>1.</text:number>
          <text:p text:style-name="P2">e-print archive (authors self-archive pre- or post-prints),<text:s/></text:p>
        </text:list-item>
        <text:list-item>
          <text:number>2.</text:number>
          <text:p text:style-name="P4">unqualified (immediate and full open access publication of a journal,<text:s/></text:p>
        </text:list-item>
        <text:list-item>
          <text:number>3.</text:number>
          <text:p text:style-name="P4">dual mode (both print subscription and open access versions of a journal are offered),<text:s/></text:p>
        </text:list-item>
        <text:list-item>
          <text:number>4.</text:number>
          <text:p text:style-name="P4">delayed open access (open access is available after a certain period of time),<text:s/></text:p>
        </text:list-item>
        <text:list-item>
          <text:number>5.</text:number>
          <text:p text:style-name="P4">author fee (authors pay a fee to support open access),</text:p>
        </text:list-item>
        <text:list-item>
          <text:number>6.</text:number>
          <text:p text:style-name="P4">partial open access (some articles from a journal are available via open access),</text:p>
        </text:list-item>
        <text:list-item>
          <text:number>7.</text:number>
          <text:p text:style-name="P4">per-capita (open access is made available to countries based on per-capita income),</text:p>
        </text:list-item>
        <text:list-item>
          <text:number>8.</text:number>
          <text:p text:style-name="P4">abstract (open access available to table of contents/abstracts, and</text:p>
        </text:list-item>
        <text:list-item>
          <text:number>9.</text:number>
          <text:p text:style-name="P4">co-op (institutional members support open access journals).<text:s/></text:p>
        </text:list-item>
      </text:list>
      <text:p text:style-name="P5"/>
      <text:p text:style-name="P2">Open Source:</text:p>
      <text:p text:style-name="P2">Open source software is software that includes source code and is usually available at no charge. They provide users the freedom to use, modify, distribute the software.</text:p>
      <text:p text:style-name="P2">Open source development has engaged communities throughout the globe but the major contributions have primarily come from developed countries. A few noteworthy open source contributions are also coming from developing countries and these are transforming the way the software have <text:s/>been traditionally perceived.</text:p>
      <text:p text:style-name="P2"/>
      <text:p text:style-name="P2"/>
      <text:p text:style-name="P2"/>
      <text:p text:style-name="P2">Open Standards:</text:p>
      <text:p text:style-name="P2">Open Technology is not only about using open source softwares but it is also about following open standards. Pountain (2003) defines an open standard as "a standard that is independent of any single institution or manufacturer, and to which users may propose amendments."</text:p>
      <text:p text:style-name="P2">Three key characteristics of open standards identified by Coyle (2002) are:</text:p>
      <text:p text:style-name="P2">1) that anyone can use the standards to develop software,</text:p>
      <text:p text:style-name="P2">2) anyone can acquire the standards for free or without a significant cost, and</text:p>
      <text:p text:style-name="P2">3) the standard has been developed in a way in which anyone can participate.</text:p>
      <text:p text:style-name="P2">When a standard has the first two of these characteristics (the ability to use the standard and to obtain it without a significant cost) it can be said to be an open standard in an utility sense. That is to say that an open standard is a standard that is not encumbered by a patent, does not require proprietary software, and can be utilized by anyone without cost. Proprietary standards can sometimes be expensive and it may be cost prohibited to purchase access to a proprietary standard if it is ever needed. Many people consider a standard to be sufficiently open as long as it is open in a utility sense. Others take this a step further and consider a standard to be open only if the process meets the criteria of being created and modified in an open process as well. An example of a standard that fits the definition of a standard that is open in utility but not in process is XHTML. In order to help develop the XHTML specification one has to be a member of W3C. In order to become a member of W3C businesses pay between $5,000 and $50,000 per year (<text:a xlink:type="simple" xlink:href="http://www.library.ucsb.edu/istl/05-spring/article2.html#4">Coyle 2002</text:a>).<text:s/></text:p>
      <text:p text:style-name="P2"/>
      <text:p text:style-name="P2"/>
      <text:p text:style-name="P2">In Context of Nepal:</text:p>
      <text:p text:style-name="P2">In an economically poor country like Nepal, it is quite impracticable to afford for licensed proprietary softwares. Thus, people here have been using cheap unreliable pirated softwares. This is morally incorrect and it also induces great risks on the valuable data.</text:p>
      <text:p text:style-name="P2">In the current scenario, the best reliable option would be using Free Open Source Softwares. Unlike proprietary softwares, FOSS applications, as evident by name are free to use, modify, distribute or even sell given that the terms and conditions mentioned in the license are well preserved.</text:p>
      <text:p text:style-name="P2"/>
      <text:p text:style-name="P2">Developing countries like Nepal can benefit a lot from Open Source Software. Open source software’s provide alternative to the other commercial organization’s product in cheaper or even in free. In Nepal also the software commonly used are the pirated versions with many defects or reduced capability. The Open source software provides easy and customizable solution to many demands of the user. Since the software are made by the users they are more user friendly and can be modified as user demands.<text:s/></text:p>
      <text:p text:style-name="P2"/>
      <text:p text:style-name="P2">Basically the reasons for government to adopt Open Source software comes down to four major points.</text:p>
      <text:list text:style-name="L1">
        <text:list-item>
          <text:number>1.</text:number>
          <text:p text:style-name="P2">Independence</text:p>
        </text:list-item>
        <text:list-item>
          <text:number>2.</text:number>
          <text:p text:style-name="P2">Cost Savings</text:p>
        </text:list-item>
        <text:list-item>
          <text:number>3.</text:number>
          <text:p text:style-name="P2">Speed to Deployment</text:p>
        </text:list-item>
        <text:list-item>
          <text:number>4.</text:number>
          <text:p text:style-name="P2">Greater Security</text:p>
        </text:list-item>
      </text:list>
      <text:p text:style-name="P2"/>
      <text:p text:style-name="P2">Localization:</text:p>
      <text:p text:style-name="P2">Localization is another area countries like Nepal can benefit most from Open Source Software. Language is one of the prominent barrier while introducing IT to the rural areas. This can be largely solved by localizing the software in local language and context, which is extremely easy and well supported in Open Source Software.</text:p>
      <text:p text:style-name="P2">With open source, communities in several instances have taken up the task of localization to translate software in local languages. Localization has, thus, made it possible for non-native English (lingua franca for software to a larger extent) speakers to use software.</text:p>
      <text:p text:style-name="P2">The larger share of the Nepalese population are either English illiterates or does not posses the proficiency of English. Language should not be barrier for a user to use computers. Thus localization can remove that barrier to larger extent. Since open source softwares are free for modifications, anybody can take the initiative and start localizing. Though localization is mainly about translation but it is not only limited to translation, but also about respecting local culture...</text:p>
      <text:p text:style-name="P2"/>
      <text:p text:style-name="P2">Interoperability:</text:p>
      <text:p text:style-name="P2">A closely associated concept with Open source is Open standard and is mostly implemented by open source developers. Open standards are ensuring interoperability and making it possible for people and</text:p>
      <text:p text:style-name="P2">governments avoid getting locked in some proprietary standard maintained by a single vendor. The open standards allow anyone to study them and implement hence allowing more competition. When it comes to making choice at government or national level, open standards become more important since government has to be able to maintain data for perpetual period and should not depend on standards by a particular vendor.<text:s/></text:p>
      <text:p text:style-name="P2">The use of open standards can help assure interoperability of diverse systems. Interoperability is one distinct feature offered by Open Technologies for the reason that they are based on open standards and have public releases of their implementation. Interoperability and compatibility were the reasons stated by 90% of the respondents in the FLOSSPOLS survey for selection criteria for new software purchase. The pace of innovation slows down with a lack of competition. Open technologies,</text:p>
      <text:p text:style-name="P2">and FOSS, on the other hand, provide an environment conducive for increased competition through an emphasis on open standards and interoperability. The EU study of FOSS states that such systems potentially save industry over 36% in software R\&amp;D investment that can result in increased profits or be more usefully spent in further innovation.</text:p>
      <text:p text:style-name="P2"/>
      <text:p text:style-name="P2"/>
      <text:p text:style-name="P2">Notable Open Source Projects / Efforts in Nepal:</text:p>
      <text:p text:style-name="P2"/>
      <text:p text:style-name="P2">Help Nepal Network eLibrary</text:p>
      <text:p text:style-name="P2"/>
      <text:p text:style-name="P2">Help Nepal Network (HeNN) is a global charity run on a fully voluntary basis bringing together individuals who love Nepal together, to contribute towards health and education in the remote parts of the</text:p>
      <text:p text:style-name="P2">country. The volunteers include people from all walks of life. The aim of the Network is to encourage Nepalis and those with an interest in Nepal, around the world to contribute and provide assistance in the</text:p>
      <text:p text:style-name="P2">fields of health, education and emergency relief.<text:s/></text:p>
      <text:p text:style-name="P2">LTSP eLibrary is a low-cost and low-maintenance computer lab suitable for rural parts of Nepal being deployed by Help Nepal Network - Nepal (HeNN). In this system one powerful computer (usually a normal desktop computer, with slightly more memory) is used as server. Connected to this are computers having low configuration -- even Pentium 2 or Pentium 3 computers will work and no hard-disk is required. The whole system runs on Linux along with lots of educational software. Every software used is Free and Open Source.<text:s text:c="2"/></text:p>
      <text:p text:style-name="P2"/>
      <text:p text:style-name="P2">Open Learning Exchange</text:p>
      <text:p text:style-name="P2">Open Learning Exchange (OLE) Nepal is a Nepali not-for-profit organization working on improving quality and access in Nepal's public education system. It seeks to fulfill this mission by developing and</text:p>
      <text:p text:style-name="P2">disseminating high quality open-source Information and Communication Technology (ICT)-based educational teaching-learning materials that are accessible and available free of cost to all.<text:s/></text:p>
      <text:p text:style-name="P2"/>
      <text:p text:style-name="P2">OLE has been pioneering in the field of disseminating ICT enabled teaching-learning material with the help of One Laptop Per Child (OLPC). The whole OLPC runs on open source and the material OLE is</text:p>
      <text:p text:style-name="P2">distributing through OLPC is also open source.</text:p>
      <text:p text:style-name="P2"/>
      <text:p text:style-name="P2">Nepalinux</text:p>
      <text:p text:style-name="P2"/>
      <text:p text:style-name="P2">NepaLinux is a localized Debian and Morphix based GNU/Linux Distribution in Nepali. It is a Free Open Source Software released under the GNU General Public License(GPL). It has been developed andreleased by Madan Puraskar Pustakalaya, Nepal under the PAN Localization Project supported by International Development Research Center (IDRC), Canada. So far three different versions of NepaLinux 1.0, 1.1 and 2.0 have been released respectively in December 2005, October 2006 and June 2007.</text:p>
      <text:p text:style-name="P2"/>
      <text:p text:style-name="P2">FOSS Nepal Community</text:p>
      <text:p text:style-name="P2"/>
      <text:p text:style-name="P2">FOSS Nepal Community is a team of volunteers who believe in the usage of Free/Open Source Software (FOSS). The primary objective of the community is to promote and diversify the usage of Free/Open Source Software in Nepal.</text:p>
      <text:p text:style-name="P2">The main objectives of FOSS Nepal Community is to raise awareness among general public, government bodies, private sector, civil society, educational institutions and media for expanding the scope of</text:p>
      <text:p text:style-name="P2">Information and Communication Technology (ICT) via Free and Open Source Software, to sensitize general public, government bodies, civil society and media for the implementation of e-governance by means of FOSS; the optimal solution for e-governance, advocacy for alternatives in Intellectual Property Rights (IPR) specific to ICT and to enhance the capacity of IT professionals by promoting inclusion of Free and Open Source Software in educational system and providing platform for IT professionals to make them globally salable.</text:p>
      <text:p text:style-name="P2"/>
      <text:p text:style-name="P2">Open Technologies have benefits outside of IT too. Several cultures and communities outside of the IT industry have successfully demonstrated the benefits and successes of using open technologies. A notable example is the online encyclopedia - Wikipedia.</text:p>
      <text:p text:style-name="P2">In Nepal, Open Technologies user groups have been actively promoting them. Many organizations and businesses have been making their use for different purposes. However, despite the committment, little has been done by the government to harness the power and opportunities provided by Open Technologies. However, the bright prospect of Open Technologies and the economic advantages that comes along is undeniable. Open Technologies have come a long way and for developing economies it seems to be the only way to go.</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style:tab-stop-distance="35.460000000000001pt" style:writing-mode="page"/>
      <style:text-properties fo:country="US" fo:font-family="Times New Roman" fo:font-size="12.000000000000000pt" fo:language="en" style:letter-kerning="true"/>
    </style:default-style>
    <style:style style:name="Standard" style:display-name="Standard" style:family="paragraph">
      <style:paragraph-properties style:tab-stop-distance="35.460000000000001pt" style:writing-mode="page"/>
      <style:text-properties fo:country="US" fo:font-family="Times New Roman" fo:font-size="12.000000000000000pt" fo:language="en" style:letter-kerning="true"/>
    </style:style>
    <style:style style:name="Heading" style:display-name="Heading" style:family="paragraph" style:next-style-name="Text_20body">
      <style:paragraph-properties fo:margin-bottom="6.012000000000000pt" fo:margin-top="11.988000000000001pt" style:tab-stop-distance="35.460000000000001pt" style:writing-mode="page"/>
      <style:text-properties fo:country="US" fo:font-family="Arial" fo:font-size="14.000000000000000pt" fo:language="en" style:letter-kerning="true"/>
    </style:style>
    <style:style style:name="Text_20body" style:display-name="Text body" style:family="paragraph">
      <style:paragraph-properties fo:margin-bottom="6.012000000000000pt" fo:margin-top="0.000000000000000pt" style:tab-stop-distance="35.460000000000001pt" style:writing-mode="page"/>
      <style:text-properties fo:country="US" fo:font-family="Times New Roman" fo:font-size="12.000000000000000pt" fo:language="en" style:letter-kerning="true"/>
    </style:style>
    <style:style style:name="List" style:display-name="List" style:family="paragraph">
      <style:paragraph-properties fo:margin-bottom="6.012000000000000pt" fo:margin-top="0.000000000000000pt" style:tab-stop-distance="35.460000000000001pt" style:writing-mode="page"/>
      <style:text-properties fo:country="US" fo:font-family="Times New Roman" fo:font-size="12.000000000000000pt" fo:language="en" style:letter-kerning="true"/>
    </style:style>
    <style:style style:name="Index" style:display-name="Index" style:family="paragraph">
      <style:paragraph-properties style:tab-stop-distance="35.460000000000001pt" style:writing-mode="page"/>
      <style:text-properties fo:country="US" fo:font-family="Times New Roman" fo:font-size="12.000000000000000pt" fo:language="en" style:letter-kerning="true"/>
    </style:style>
    <style:style style:name="Caption" style:display-name="Caption" style:family="paragraph">
      <style:paragraph-properties fo:margin-bottom="6.012000000000000pt" fo:margin-top="6.012000000000000pt" style:tab-stop-distance="35.460000000000001pt" style:writing-mode="page"/>
      <style:text-properties fo:country="US" fo:font-family="Times New Roman" fo:font-size="12.000000000000000pt" fo:font-style="italic" fo:language="en" style:letter-kerning="true"/>
    </style:style>
    <style:style style:name="Internet_20link" style:display-name="Internet link" style:family="text">
      <style:text-properties fo:color="#000080" fo:country="none" fo:language="zxx" style:text-underline-style="solid" style:text-underline-type="single" style:text-underline-width="auto"/>
    </style:style>
    <style:style style:name="Numbering_20Symbols" style:display-name="Numbering Symbols" style:family="text"/>
    <style:style style:name="Bullet_20Symbols" style:display-name="Bullet Symbols" style:family="text">
      <style:text-properties fo:background-color="transparent" fo:color="#000000" fo:font-family="OpenSymbol" fo:font-size="9.000000000000000pt" fo:font-variant="normal" fo:font-weight="normal" style:text-line-through-style="none" style:text-line-through-type="none" style:text-line-through-width="auto" style:text-underline-style="none" style:text-underline-type="none" style:text-underline-width="auto"/>
    </style:style>
  </office:styles>
  <office:automatic-styles>
    <style:page-layout style:name="pm1" style:page-usage="all">
      <style:page-layout-properties fo:margin-bottom="56.692799999999998pt" fo:margin-left="56.692799999999998pt" fo:margin-right="56.692799999999998pt" fo:margin-top="56.692799999999998pt" fo:page-height="792.000000000000000pt" fo:page-width="612.000000000000000pt" style:print-orientation="portrait">
    
   </style:page-layout-properties>
    </style:page-layout>
    <style:page-layout style:name="pm2" style:page-usage="all">
      <style:page-layout-properties fo:margin-bottom="56.693011599999998pt" fo:margin-left="56.693011599999998pt" fo:margin-right="56.693011599999998pt" fo:margin-top="56.693011599999998pt" fo:page-height="792.001372051999965pt" fo:page-width="612.001060221999978pt" style:print-orientation="portrait">
    
   </style:page-layout-properties>
    </style:page-layout>
  </office:automatic-styles>
  <office:master-styles>
    <style:master-page style:name="Standard1" style:page-layout-name="pm1"/>
    <style:master-page style:name="Standard2"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2</meta:generator>
    <dc:title/>
    <meta:initial-creator>Unknown</meta:initial-creator>
    <meta:editing-cycles>10</meta:editing-cycles>
    <dc:date>2010-05-01T13:39:58</dc:date>
    <meta:creation-date>2010-04-30T21:23:42</meta:creation-date>
    <dc:creator>sushil</dc:creator>
  </office:meta>
</office:document-meta>
</file>